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9cda51" officeooo:paragraph-rsid="009cda51"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1eed6b" officeooo:paragraph-rsid="001eed6b" style:font-size-asian="10pt" style:font-weight-asian="normal" style:font-size-complex="10pt" style:font-weight-complex="normal"/>
    </style:style>
    <style:style style:name="P3" style:family="paragraph" style:parent-style-name="Standard">
      <style:text-properties style:use-window-font-color="true" style:font-name="Arial1" fo:font-size="10pt" officeooo:rsid="00aa5ede" officeooo:paragraph-rsid="00aa5ede" style:font-size-asian="10pt" style:font-size-complex="10pt"/>
    </style:style>
    <style:style style:name="P4" style:family="paragraph" style:parent-style-name="Standard">
      <style:paragraph-properties fo:text-align="justify" style:justify-single-word="false"/>
      <style:text-properties style:use-window-font-color="true" style:font-name="Arial1" fo:font-size="10pt" officeooo:rsid="008c10c5" officeooo:paragraph-rsid="00bedc08" style:font-size-asian="10pt" style:font-size-complex="10pt"/>
    </style:style>
    <style:style style:name="P5"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6"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9"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0"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1"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2"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13"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4" style:family="paragraph" style:parent-style-name="Standard">
      <style:text-properties style:font-name="Arial1" fo:font-size="10pt" officeooo:rsid="0007ca86" officeooo:paragraph-rsid="00825d4c" style:font-size-asian="10pt" style:font-size-complex="10pt"/>
    </style:style>
    <style:style style:name="P15" style:family="paragraph" style:parent-style-name="Standard">
      <style:text-properties style:font-name="Arial1" fo:font-size="10pt" officeooo:rsid="00087c3c" officeooo:paragraph-rsid="00087c3c" style:font-size-asian="10pt" style:font-size-complex="10pt"/>
    </style:style>
    <style:style style:name="P16" style:family="paragraph" style:parent-style-name="Standard">
      <style:text-properties style:font-name="Arial1" fo:font-size="10pt" officeooo:rsid="0063f7f2" officeooo:paragraph-rsid="0063f7f2" style:font-size-asian="10pt" style:font-size-complex="10pt"/>
    </style:style>
    <style:style style:name="P17" style:family="paragraph" style:parent-style-name="Standard">
      <style:text-properties style:font-name="Arial1" fo:font-size="12pt" fo:font-weight="normal" officeooo:rsid="0007ca86" officeooo:paragraph-rsid="0007ca86" style:font-size-asian="12pt" style:font-weight-asian="normal" style:font-size-complex="12pt" style:font-weight-complex="normal"/>
    </style:style>
    <style:style style:name="P18"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1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1" style:family="paragraph" style:parent-style-name="Table_20_Contents">
      <style:text-properties style:font-name="Arial1" fo:font-size="10pt" officeooo:paragraph-rsid="007c929e" fo:background-color="transparent" style:font-size-asian="10pt" style:font-size-complex="10pt"/>
    </style:style>
    <style:style style:name="P22" style:family="paragraph" style:parent-style-name="Table_20_Contents">
      <style:text-properties style:font-name="Arial1" fo:font-size="10pt" officeooo:rsid="00825d4c" officeooo:paragraph-rsid="00825d4c" fo:background-color="transparent" style:font-size-asian="10pt" style:font-size-complex="10pt"/>
    </style:style>
    <style:style style:name="P23" style:family="paragraph" style:parent-style-name="Table_20_Contents">
      <style:text-properties style:font-name="Arial1" fo:font-size="10pt" officeooo:rsid="00888dd3" officeooo:paragraph-rsid="00888dd3" fo:background-color="transparent" style:font-size-asian="10pt" style:font-size-complex="10pt"/>
    </style:style>
    <style:style style:name="P24" style:family="paragraph" style:parent-style-name="Table_20_Contents">
      <style:text-properties style:font-name="Arial1" fo:font-size="10pt" officeooo:rsid="0092cec8" officeooo:paragraph-rsid="0092cec8" fo:background-color="transparent" style:font-size-asian="10pt" style:font-size-complex="10pt"/>
    </style:style>
    <style:style style:name="P25" style:family="paragraph" style:parent-style-name="Table_20_Contents">
      <style:text-properties style:font-name="Arial1" fo:font-size="10pt" officeooo:rsid="00a05514" officeooo:paragraph-rsid="00a05514" fo:background-color="transparent" style:font-size-asian="10pt" style:font-size-complex="10pt"/>
    </style:style>
    <style:style style:name="P26" style:family="paragraph" style:parent-style-name="Table_20_Contents">
      <style:text-properties style:font-name="Arial1" fo:font-size="10pt" officeooo:rsid="007c929e" officeooo:paragraph-rsid="007c929e" fo:background-color="transparent" style:font-size-asian="10pt" style:font-size-complex="10pt"/>
    </style:style>
    <style:style style:name="P27" style:family="paragraph" style:parent-style-name="Table_20_Contents">
      <style:text-properties style:font-name="Arial1" fo:font-size="10pt" officeooo:rsid="008a0d74" officeooo:paragraph-rsid="00888dd3" fo:background-color="transparent" style:font-size-asian="10pt" style:font-size-complex="10pt"/>
    </style:style>
    <style:style style:name="P28"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29"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0" style:family="paragraph" style:parent-style-name="Footnote">
      <style:text-properties style:font-name="Arial1" fo:font-size="8pt" officeooo:rsid="00826c5e" officeooo:paragraph-rsid="00826c5e" style:font-size-asian="8pt" style:font-size-complex="8pt"/>
    </style:style>
    <style:style style:name="P31" style:family="paragraph" style:parent-style-name="Standard" style:master-page-name="Landscape">
      <style:paragraph-properties style:page-number="auto"/>
      <style:text-properties style:font-name="Arial1" fo:font-size="12pt" fo:font-weight="normal" officeooo:rsid="0007ca86" officeooo:paragraph-rsid="0007ca86" style:font-size-asian="12pt" style:font-weight-asian="normal" style:font-size-complex="12pt" style:font-weight-complex="normal"/>
    </style:style>
    <style:style style:name="P32"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33" style:family="paragraph" style:parent-style-name="Standard">
      <style:text-properties style:font-name="Arial1" fo:font-size="10pt" officeooo:rsid="00087c3c" officeooo:paragraph-rsid="00c6c62b" style:font-size-asian="10pt" style:font-size-complex="10pt"/>
    </style:style>
    <style:style style:name="P34" style:family="paragraph" style:parent-style-name="Standard">
      <style:text-properties style:use-window-font-color="true" style:font-name="Arial1" fo:font-size="10pt" fo:font-weight="normal" officeooo:rsid="00b80d85" officeooo:paragraph-rsid="00c6c62b" fo:background-color="transparent"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use-window-font-color="true" style:font-name="Arial1" fo:font-size="10pt" fo:font-weight="normal" officeooo:rsid="00966a55" officeooo:paragraph-rsid="00bedc08" fo:background-color="transparent"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use-window-font-color="true" style:font-name="Arial1" fo:font-size="10pt" fo:font-weight="normal" officeooo:rsid="00c91468" officeooo:paragraph-rsid="00c91468" fo:background-color="transparent" style:font-size-asian="10pt" style:font-weight-asian="normal" style:font-size-complex="10pt" style:font-weight-complex="normal"/>
    </style:style>
    <style:style style:name="P37" style:family="paragraph" style:parent-style-name="Standard">
      <style:text-properties style:use-window-font-color="true" style:font-name="Arial1" fo:font-size="10pt" fo:font-weight="normal" officeooo:rsid="001eed6b" officeooo:paragraph-rsid="00c95f0a" fo:background-color="transparent"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use-window-font-color="true" style:font-name="Arial1" fo:font-size="10pt" officeooo:rsid="00be457b" officeooo:paragraph-rsid="00bedc08" fo:background-color="transparent" style:font-size-asian="10pt" style:font-size-complex="10pt"/>
    </style:style>
    <style:style style:name="P39" style:family="paragraph" style:parent-style-name="Standard">
      <style:paragraph-properties fo:text-align="justify" style:justify-single-word="false"/>
      <style:text-properties style:use-window-font-color="true" style:font-name="Arial1" fo:font-size="10pt" officeooo:rsid="00c9489b" officeooo:paragraph-rsid="00c9489b" fo:background-color="transparent" style:font-size-asian="10pt" style:font-size-complex="10pt"/>
    </style:style>
    <style:style style:name="P40" style:family="paragraph" style:parent-style-name="Standard">
      <style:text-properties style:use-window-font-color="true" style:font-name="Liberation Serif1" fo:font-weight="normal" officeooo:rsid="007e73ab" officeooo:paragraph-rsid="008c10c5" style:font-weight-asian="normal" style:font-weight-complex="normal"/>
    </style:style>
    <style:style style:name="P41"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4715f6" style:font-weight-asian="normal" style:font-weight-complex="normal"/>
    </style:style>
    <style:style style:name="T4" style:family="text">
      <style:text-properties fo:font-weight="normal" officeooo:rsid="0007ca86" style:font-weight-asian="normal" style:font-weight-complex="normal"/>
    </style:style>
    <style:style style:name="T5" style:family="text">
      <style:text-properties fo:font-weight="normal" officeooo:rsid="008a0d74" style:font-weight-asian="normal" style:font-weight-complex="normal"/>
    </style:style>
    <style:style style:name="T6" style:family="text">
      <style:text-properties fo:font-weight="normal" officeooo:rsid="00a7b81d" style:font-weight-asian="normal" style:font-weight-complex="normal"/>
    </style:style>
    <style:style style:name="T7" style:family="text">
      <style:text-properties fo:font-weight="normal" officeooo:rsid="00aa5ede" style:font-weight-asian="normal" style:font-weight-complex="normal"/>
    </style:style>
    <style:style style:name="T8" style:family="text">
      <style:text-properties fo:font-weight="normal" officeooo:rsid="00ad0385"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966a55" fo:background-color="transparent" loext:char-shading-value="0" style:font-weight-asian="normal" style:font-weight-complex="normal"/>
    </style:style>
    <style:style style:name="T11" style:family="text">
      <style:text-properties fo:font-weight="normal" officeooo:rsid="00b80d85" fo:background-color="transparent" loext:char-shading-value="0" style:font-weight-asian="normal" style:font-weight-complex="normal"/>
    </style:style>
    <style:style style:name="T12" style:family="text">
      <style:text-properties fo:font-weight="normal" officeooo:rsid="00bf66b1" fo:background-color="transparent" loext:char-shading-value="0" style:font-weight-asian="normal" style:font-weight-complex="normal"/>
    </style:style>
    <style:style style:name="T13" style:family="text">
      <style:text-properties fo:font-weight="normal" officeooo:rsid="00c7aaf8" fo:background-color="transparent" loext:char-shading-value="0" style:font-weight-asian="normal" style:font-weight-complex="normal"/>
    </style:style>
    <style:style style:name="T14" style:family="text">
      <style:text-properties fo:font-weight="normal" officeooo:rsid="00c91468" fo:background-color="transparent" loext:char-shading-value="0" style:font-weight-asian="normal" style:font-weight-complex="normal"/>
    </style:style>
    <style:style style:name="T15" style:family="text">
      <style:text-properties style:use-window-font-color="true" fo:font-weight="normal" fo:background-color="transparent" loext:char-shading-value="0" style:font-weight-asian="normal" style:font-weight-complex="normal"/>
    </style:style>
    <style:style style:name="T16" style:family="text">
      <style:text-properties style:use-window-font-color="true" fo:font-weight="normal" officeooo:rsid="0082de20" fo:background-color="transparent" loext:char-shading-value="0" style:font-weight-asian="normal" style:font-weight-complex="normal"/>
    </style:style>
    <style:style style:name="T17" style:family="text">
      <style:text-properties style:use-window-font-color="true" fo:font-weight="normal" officeooo:rsid="007c929e" fo:background-color="transparent" loext:char-shading-value="0" style:font-weight-asian="normal" style:font-weight-complex="normal"/>
    </style:style>
    <style:style style:name="T18" style:family="text">
      <style:text-properties style:font-name="Arial2"/>
    </style:style>
    <style:style style:name="T19" style:family="text">
      <style:text-properties officeooo:rsid="0084e411"/>
    </style:style>
    <style:style style:name="T20" style:family="text">
      <style:text-properties officeooo:rsid="000c6bcc"/>
    </style:style>
    <style:style style:name="T21" style:family="text">
      <style:text-properties officeooo:rsid="0007ca86"/>
    </style:style>
    <style:style style:name="T22" style:family="text">
      <style:text-properties officeooo:rsid="000d80b4"/>
    </style:style>
    <style:style style:name="T23" style:family="text">
      <style:text-properties officeooo:rsid="008f4d3e"/>
    </style:style>
    <style:style style:name="T24" style:family="text">
      <style:text-properties officeooo:rsid="0092148e"/>
    </style:style>
    <style:style style:name="T25" style:family="text">
      <style:text-properties officeooo:rsid="00a7b81d"/>
    </style:style>
    <style:style style:name="T26" style:family="text">
      <style:text-properties officeooo:rsid="00ad0385"/>
    </style:style>
    <style:style style:name="T27" style:family="text">
      <style:text-properties officeooo:rsid="00be8e86"/>
    </style:style>
    <style:style style:name="T28" style:family="text">
      <style:text-properties officeooo:rsid="00c6c62b"/>
    </style:style>
    <style:style style:name="T29" style:family="text">
      <style:text-properties officeooo:rsid="00c7542e"/>
    </style:style>
    <style:style style:name="T30" style:family="text">
      <style:text-properties officeooo:rsid="00c95f0a"/>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gr1" style:family="graphic">
      <style:graphic-properties draw:stroke="none" svg:stroke-color="#3465a4" draw:fill="solid" draw:fill-color="#ffffff" draw:textarea-horizontal-align="justify" draw:textarea-vertical-align="middle" draw:auto-grow-height="false" fo:min-height="11.827cm" fo:min-width="18.2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T P<text:span text:style-name="T24">acman</text:span></text:p>
      <text:p text:style-name="P8"/>
      <text:p text:style-name="P8"/>
      <text:p text:style-name="P8"><draw:frame draw:style-name="fr1" draw:name="Cadre7" text:anchor-type="paragraph" svg:x="0.034cm" svg:y="0.233cm" svg:width="17.082cm" draw:z-index="1"><draw:text-box fo:min-height="0.79cm"><text:p text:style-name="P11">FICHE DE SPÉCIFICATION DE L’US N° : <text:span text:style-name="T23">193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29">Historique des modifications</text:p>
            <text:p text:style-name="P19"/>
          </table:table-cell>
          <table:covered-table-cell/>
          <table:covered-table-cell/>
          <table:covered-table-cell/>
        </table:table-row>
        <table:table-row>
          <table:table-cell table:style-name="Tableau2.A2" office:value-type="string">
            <text:p text:style-name="P22">version</text:p>
          </table:table-cell>
          <table:table-cell table:style-name="Tableau2.B2" office:value-type="string">
            <text:p text:style-name="P22">Date</text:p>
          </table:table-cell>
          <table:table-cell table:style-name="Tableau2.C2" office:value-type="string">
            <text:p text:style-name="P22">Auteur de la modification</text:p>
          </table:table-cell>
          <table:table-cell table:style-name="Tableau2.D2" office:value-type="string">
            <text:p text:style-name="P22">statut<text:note text:id="ftn1" text:note-class="footnote"><text:note-citation>1</text:note-citation><text:note-body><text:p text:style-name="P30">Les modalités du statut sont : validé EPS, accepté EPI, fini</text:p></text:note-body></text:note></text:p>
          </table:table-cell>
        </table:table-row>
        <table:table-row>
          <table:table-cell table:style-name="Tableau2.A2" office:value-type="string">
            <text:p text:style-name="P22">00</text:p>
          </table:table-cell>
          <table:table-cell table:style-name="Tableau2.B3" office:value-type="string">
            <text:p text:style-name="P23"><text:span text:style-name="T28">01</text:span>/<text:span text:style-name="T25">04</text:span>/201<text:span text:style-name="T25">9</text:span></text:p>
          </table:table-cell>
          <table:table-cell table:style-name="Tableau2.C3" office:value-type="string">
            <text:p text:style-name="P23">GC</text:p>
          </table:table-cell>
          <table:table-cell table:style-name="Tableau2.D3" office:value-type="string">
            <text:p text:style-name="P24"/>
          </table:table-cell>
        </table:table-row>
        <table:table-row>
          <table:table-cell table:style-name="Tableau2.A2" office:value-type="string">
            <text:p text:style-name="P22">01</text:p>
          </table:table-cell>
          <table:table-cell table:style-name="Tableau2.B4" office:value-type="string">
            <text:p text:style-name="P1"/>
          </table:table-cell>
          <table:table-cell table:style-name="Tableau2.C4" office:value-type="string">
            <text:p text:style-name="P23"/>
          </table:table-cell>
          <table:table-cell table:style-name="Tableau2.D4" office:value-type="string">
            <text:p text:style-name="P25"/>
          </table:table-cell>
        </table:table-row>
      </table:table>
      <text:p text:style-name="P14"><draw:frame draw:style-name="fr1" draw:name="Cadre2" text:anchor-type="paragraph" svg:x="0.018cm" svg:y="0.37cm" svg:width="17.03cm" draw:z-index="0"><draw:text-box fo:min-height="0.79cm"><text:p text:style-name="P33">FONCTIONNALIT<text:span text:style-name="T4">É : </text:span><text:span text:style-name="T17">Supprimer une modalité appartenant ou non à une hiérarchie dans le référentiel de mon espace de travail</text:span></text:p></draw:text-box></draw:frame><draw:frame draw:style-name="fr1" draw:name="Cadre8" text:anchor-type="paragraph" svg:x="-0.019cm" svg:y="1.505cm" svg:width="17.014cm" draw:z-index="2"><draw:text-box fo:min-height="0.79cm"><text:p text:style-name="P15"><text:span text:style-name="T22">PROFIL</text:span> D'UTILISAT<text:span text:style-name="T22">EURS</text:span> CONCERN<text:span text:style-name="T4">É : </text:span><text:span text:style-name="T8">Producteur, a</text:span><text:span text:style-name="T6">d</text:span><text:span text:style-name="T7">m</text:span><text:span text:style-name="T6">inistrateur</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0"/>
            <text:p text:style-name="P28">Description</text:p>
            <text:p text:style-name="P20"/>
          </table:table-cell>
          <table:covered-table-cell/>
        </table:table-row>
        <table:table-row>
          <table:table-cell table:style-name="Tableau1.A2" office:value-type="string">
            <text:p text:style-name="P21">En tant que</text:p>
          </table:table-cell>
          <table:table-cell table:style-name="Tableau1.B4" office:value-type="string">
            <text:p text:style-name="P27"><text:span text:style-name="T26">producteur ou </text:span>administrateur</text:p>
          </table:table-cell>
        </table:table-row>
        <table:table-row>
          <table:table-cell table:style-name="Tableau1.A2" office:value-type="string">
            <text:p text:style-name="P21">Je veux</text:p>
          </table:table-cell>
          <table:table-cell table:style-name="Tableau1.B4" office:value-type="string">
            <text:p text:style-name="P26"><text:span text:style-name="T28">s</text:span>upprimer une modalité appartenant ou non à une hiérarchie dans le référentiel de mon espace de travail</text:p>
          </table:table-cell>
        </table:table-row>
        <table:table-row>
          <table:table-cell table:style-name="Tableau1.A2" office:value-type="string">
            <text:p text:style-name="P21">Afin de/<text:span text:style-name="T19">que</text:span></text:p>
          </table:table-cell>
          <table:table-cell table:style-name="Tableau1.B4" office:value-type="string">
            <text:p text:style-name="P5">modifier le référentiel de mon espace de travail pour répondre à mes besoins</text:p>
          </table:table-cell>
        </table:table-row>
      </table:table>
      <text:p text:style-name="P13"/>
      <text:p text:style-name="P12"/>
      <text:p text:style-name="P7">SPÉCIFICATIONS DÉTAILLÉES</text:p>
      <text:p text:style-name="P12"><draw:frame draw:style-name="fr2" draw:name="Cadre3" text:anchor-type="paragraph" svg:x="0.018cm" svg:y="5.861cm" svg:width="16.953cm" draw:z-index="6"><draw:text-box fo:min-height="2.738cm"><text:p text:style-name="P9">Liste des r<text:span text:style-name="T20">è</text:span>gles de gestion à appliquer pour cette fonctionnalité<text:span text:style-name="T21"> : </text:span></text:p><text:p text:style-name="P3">La dimension domaine <text:span text:style-name="T26">du référentiel commun n’est pas modifiable dans les espaces de travail</text:span></text:p></draw:text-box></draw:frame><draw:frame draw:style-name="fr2" draw:name="Cadre4" text:anchor-type="paragraph" svg:x="0.048cm" svg:y="0.268cm" svg:width="16.923cm" draw:z-index="3"><draw:text-box fo:min-height="4.819cm"><text:p text:style-name="P15"><text:span text:style-name="T2">Pré-requis à la mise en œuvre de la fonctionnalité</text:span><text:span text:style-name="T4"> : </text:span></text:p><text:p text:style-name="P16"><text:span text:style-name="T5">En tant qu’utilisateur</text:span><text:span text:style-name="T2"> :</text:span></text:p><text:p text:style-name="P34">Avoir <text:span text:style-name="T29">choisi de supprimer une modalité pour la dimension choisie dans mon espace de travail</text:span> (US n°1<text:span text:style-name="T29">90</text:span>0)</text:p></draw:text-box></draw:frame></text:p>
      <text:p text:style-name="P12"><draw:frame draw:style-name="fr2" draw:name="Cadre5" text:anchor-type="paragraph" svg:x="-0.034cm" svg:y="0.302cm" svg:width="16.974cm" draw:z-index="5"><draw:text-box fo:min-height="14.97cm"><text:p text:style-name="P9">Description de la fonctionnalité : <text:span text:style-name="T3">cf. exemple d'écran en annexe de la fiche</text:span></text:p><text:p text:style-name="P4"><text:span text:style-name="T11">Après avoir choisi </text:span><text:span text:style-name="T13">de supprimer une modalité (du référentiel de l’espace de travail) dans la liste des modalités de la dimension choisie</text:span><text:span text:style-name="T9">, </text:span><text:span text:style-name="T13">une fenêtre de confirmation de la suppression s’ouvre</text:span><text:span text:style-name="T10">. </text:span><text:span text:style-name="T13">Elle indique</text:span><text:span text:style-name="T12"> : « </text:span><text:span text:style-name="T14">Souhaitez-vous vraiment supprimer la modalité &lt;Identifiant de la modalité&gt; ? »</text:span></text:p><text:p text:style-name="P35"/><text:p text:style-name="P36">En-dessous figurent deux boutons « Non » et « Oui ».</text:p><text:p text:style-name="P38"><text:span text:style-name="T2"/></text:p><text:p text:style-name="P39"><text:span text:style-name="T2">En cliquant sur « Non », la fenêtre se ferme et la suppression n’est pas effective. En cliquant sur « Oui », la fenêtre se ferme et la modalité est rendue inactive. De ce fait, elle disparaît de la liste des modalités de la dimension mais peut être utilisé pour visualiser ou exporter les données existant en base la concernant.</text:span></text:p></draw:text-box></draw:frame><text:soft-page-break/></text:p>
      <text:p text:style-name="P17"><draw:frame draw:style-name="fr3" draw:name="Cadre9" text:anchor-type="paragraph" svg:x="-0.034cm" svg:y="7.676cm" svg:width="16.974cm" draw:z-index="7"><draw:text-box fo:min-height="0.669cm"><text:p text:style-name="P10"><text:span text:style-name="T21">C</text:span><text:span text:style-name="T1">ritère d’acceptation – Jeux de test </text:span><text:span text:style-name="T15">(</text:span><text:span text:style-name="T16">y c.</text:span><text:span text:style-name="T15"> d</text:span><text:span text:style-name="T16">é</text:span><text:span text:style-name="T15">finition de prêt)</text:span></text:p><text:p text:style-name="P37">L<text:span text:style-name="T30">a modalité supprimée par l’utilisateur est rendue inactive</text:span></text:p><text:p text:style-name="P40"/></draw:text-box></draw:frame><draw:frame draw:style-name="fr2" draw:name="Cadre6" text:anchor-type="paragraph" svg:x="-0.004cm" svg:y="5.676cm" svg:width="16.974cm" draw:z-index="4"><draw:text-box fo:min-height="0.669cm"><text:p text:style-name="P9">Résultat attendu de la fonctionnalité<text:span text:style-name="T21"> : </text:span></text:p><text:p text:style-name="P2">L<text:span text:style-name="T30">a modalité supprimée par l’utilisateur est rendue inactive</text:span></text:p></draw:text-box></draw:frame></text:p>
      <text:p text:style-name="P31"><draw:custom-shape text:anchor-type="paragraph" draw:z-index="8" draw:name="Forme11" draw:style-name="gr1" draw:text-style-name="P41" svg:width="18.204cm" svg:height="11.828cm" svg:x="7.929cm" svg:y="3.806cm"><text:p/><draw:enhanced-geometry svg:viewBox="0 0 21600 21600" draw:type="rectangle" draw:enhanced-path="M 0 0 L 21600 0 21600 21600 0 21600 0 0 Z N"/></draw:custom-shape></text:p>
      <text:p text:style-name="P32">ANNEXE DE PR<text:span text:style-name="T18">É</text:span>SENTATION DES DONN<text:span text:style-name="T18">ÉES DE TEST</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4-01T14:53:40.084000000</dc:date>
    <meta:editing-duration>P1DT22H57M56S</meta:editing-duration>
    <meta:editing-cycles>163</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4" meta:paragraph-count="36" meta:word-count="327" meta:character-count="1996" meta:non-whitespace-character-count="1701"/>
  </office:meta>
</office:document-meta>
</file>